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95ff1" officeooo:paragraph-rsid="00095ff1"/>
    </style:style>
    <style:style style:name="P2" style:family="paragraph" style:parent-style-name="Standard">
      <style:paragraph-properties fo:text-align="justify" style:justify-single-word="false"/>
      <style:text-properties officeooo:rsid="000df33f" officeooo:paragraph-rsid="000df33f"/>
    </style:style>
    <style:style style:name="P3" style:family="paragraph" style:parent-style-name="Standard">
      <style:paragraph-properties fo:text-align="justify" style:justify-single-word="false"/>
      <style:text-properties officeooo:rsid="000ecd5e" officeooo:paragraph-rsid="000ecd5e"/>
    </style:style>
    <style:style style:name="P4" style:family="paragraph" style:parent-style-name="Standard">
      <style:paragraph-properties fo:text-align="justify" style:justify-single-word="false"/>
      <style:text-properties officeooo:rsid="000ecd5e" officeooo:paragraph-rsid="00095ff1"/>
    </style:style>
    <style:style style:name="P5" style:family="paragraph" style:parent-style-name="Standard">
      <style:paragraph-properties fo:text-align="justify" style:justify-single-word="false"/>
      <style:text-properties officeooo:rsid="00095ff1" officeooo:paragraph-rsid="00118d0d"/>
    </style:style>
    <style:style style:name="P6" style:family="paragraph" style:parent-style-name="Standard">
      <style:paragraph-properties fo:text-align="justify" style:justify-single-word="false"/>
      <style:text-properties officeooo:rsid="00095ff1" officeooo:paragraph-rsid="00095ff1"/>
    </style:style>
    <style:style style:name="P7" style:family="paragraph" style:parent-style-name="Standard">
      <style:paragraph-properties fo:text-align="justify" style:justify-single-word="false"/>
      <style:text-properties officeooo:rsid="000ecd5e" officeooo:paragraph-rsid="001322fb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95ff1" officeooo:paragraph-rsid="00095ff1"/>
    </style:style>
    <style:style style:name="P9" style:family="paragraph">
      <style:paragraph-properties fo:text-align="center"/>
    </style:style>
    <style:style style:name="T1" style:family="text">
      <style:text-properties officeooo:rsid="0009f831"/>
    </style:style>
    <style:style style:name="T2" style:family="text">
      <style:text-properties officeooo:rsid="000d2ec3"/>
    </style:style>
    <style:style style:name="T3" style:family="text">
      <style:text-properties officeooo:rsid="000ecd5e"/>
    </style:style>
    <style:style style:name="T4" style:family="text">
      <style:text-properties officeooo:rsid="00118d0d"/>
    </style:style>
    <style:style style:name="T5" style:family="text">
      <style:text-properties officeooo:rsid="001322fb"/>
    </style:style>
    <style:style style:name="T6" style:family="text">
      <style:text-properties officeooo:rsid="001358b9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pan text:style-name="T4">Señores</text:span>:</text:p>
      <text:p text:style-name="P1"><text:s/><text:span text:style-name="T6">Efecty</text:span></text:p>
      <text:p text:style-name="P1"/>
      <text:p text:style-name="P1">Ciudad:</text:p>
      <text:p text:style-name="P1"><text:span text:style-name="T1">Ábrego</text:span> <text:s/>Norte De Santander</text:p>
      <text:p text:style-name="P1"/>
      <text:p text:style-name="P1"/>
      <text:p text:style-name="P1"><text:span text:style-name="T1">Otorgamiento</text:span> de poder</text:p>
      <text:p text:style-name="P1"/>
      <text:p text:style-name="P8"/>
      <text:p text:style-name="P1">respetados <text:span text:style-name="T1">señores</text:span>:</text:p>
      <text:p text:style-name="P1"/>
      <text:p text:style-name="P1"><text:s/><text:span text:style-name="T2">Yo Emilia Arias Ascanio <text:s/>identificada con C.C <text:s/>27.613.832 <text:s/>expendida <text:s/>en Ábrego Norte De Santander por el medio del presente escrito manifiesto a <text:s/>ustedes que le otorgo el poder especial, <text:s/>amplio y estable y estable a la señora <text:s/>Rosa Maria Sanches <text:s text:c="2"/>también mayor de edad, <text:s/>identificada <text:s/>con la cedula de ciudadanía <text:s/>60414537 expendida en <text:s/>Ábrego Norte De Santander para que en mi nombre y representación reclame <text:s/>el suicidio del <text:s/>Programa <text:s/>Consorcio Colombia Mayor.</text:span></text:p>
      <text:p text:style-name="P1"/>
      <text:p text:style-name="P1"/>
      <text:p text:style-name="P1"/>
      <text:p text:style-name="P2">Agradeciendo la <text:span text:style-name="T3">atención</text:span> prestada a quien merezca la <text:span text:style-name="T4">presente</text:span></text:p>
      <text:p text:style-name="P2"/>
      <text:p text:style-name="P2"/>
      <text:p text:style-name="P3">gracias,</text:p>
      <text:p text:style-name="P3"/>
      <text:p text:style-name="P3"/>
      <text:p text:style-name="P3">Otorgo</text:p>
      <text:p text:style-name="P1"/>
      <text:p text:style-name="P1"><draw:polygon text:anchor-type="paragraph" draw:z-index="0" draw:name="Forma4" draw:style-name="gr1" draw:text-style-name="P9" svg:width="0cm" svg:height="0cm" svg:x="7.948cm" svg:y="0.42cm" svg:viewBox="0 0 0 0" draw:points="0,0"><text:p/></draw:polygon><draw:line text:anchor-type="paragraph" draw:z-index="1" draw:name="Forma1" draw:style-name="gr1" draw:text-style-name="P9" svg:x1="0.143cm" svg:y1="0.404cm" svg:x2="10.356cm" svg:y2="0.536cm"><text:p/></draw:line></text:p>
      <text:p text:style-name="P1"><text:s/><text:span text:style-name="T3">Nombre</text:span></text:p>
      <text:p text:style-name="P5"><text:s/><text:span text:style-name="T5">C.C <text:s text:c="2"/>27.613.832 </text:span></text:p>
      <text:p text:style-name="P1"/>
      <text:p text:style-name="P1"/>
      <text:p text:style-name="P1"/>
      <text:p text:style-name="P3">Acepto</text:p>
      <text:p text:style-name="P1"><draw:line text:anchor-type="paragraph" draw:z-index="2" draw:name="Forma2" draw:style-name="gr1" draw:text-style-name="P9" svg:x1="-0.069cm" svg:y1="0.727cm" svg:x2="9.932cm" svg:y2="0.833cm"><text:p/></draw:line></text:p>
      <text:p text:style-name="P4"/>
      <text:p text:style-name="P3">Nombre</text:p>
      <text:p text:style-name="P7"><text:span text:style-name="T5">C.C</text:span> <text:s/><text:span text:style-name="T2">6041453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3:46:10.908338975</meta:creation-date>
    <meta:editing-duration>PT51M23S</meta:editing-duration>
    <meta:editing-cycles>4</meta:editing-cycles>
    <meta:generator>LibreOffice/6.2.7.1$Linux_X86_64 LibreOffice_project/20$Build-1</meta:generator>
    <dc:date>2020-04-08T10:37:52.905994163</dc:date>
    <meta:document-statistic meta:table-count="0" meta:image-count="0" meta:object-count="0" meta:page-count="1" meta:paragraph-count="15" meta:word-count="102" meta:character-count="680" meta:non-whitespace-character-count="568"/>
  </office:meta>
</office:document-meta>
</file>